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30.9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5" style:family="table-cell" style:parent-style-name="Default" style:data-style-name="N2">
      <style:table-cell-properties fo:border-bottom="none" fo:background-color="#c4d79b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#c4d79b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v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999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childcare</text:p>
          </table:table-cell>
          <table:table-cell office:value-type="string" calcext:value-type="string">
            <text:p>m_self</text:p>
          </table:table-cell>
          <table:table-cell office:value-type="string" calcext:value-type="string">
            <text:p>m_kapinc</text:p>
          </table:table-cell>
          <table:table-cell office:value-type="string" calcext:value-type="string">
            <text:p>m_vermiet</text:p>
          </table:table-cell>
          <table:table-cell office:value-type="string" calcext:value-type="string">
            <text:p>renteneintritt</text:p>
          </table:table-cell>
          <table:table-cell office:value-type="string" calcext:value-type="string">
            <text:p>w_hours</text:p>
          </table:table-cell>
          <table:table-cell office:value-type="string" calcext:value-type="string">
            <text:p>ineducation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zveran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a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pvbei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hild_num_tu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zve_nokfb</text:p>
          </table:table-cell>
          <table:table-cell table:style-name="ce2" office:value-type="string" calcext:value-type="string">
            <text:p>zve_kfb</text:p>
          </table:table-cell>
          <table:table-cell table:style-name="ce2" office:value-type="string" calcext:value-type="string">
            <text:p>zve_abg_nokfb</text:p>
          </table:table-cell>
          <table:table-cell table:style-name="ce2" office:value-type="string" calcext:value-type="string">
            <text:p>zve_abg_kf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gross_gde</text:p>
          </table:table-cell>
          <table:table-cell office:value-type="string" calcext:value-type="string">
            <text:p>ki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table:number-columns-repeated="987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2]+(65-[.V2])" office:value-type="float" office:value="2043" calcext:value-type="float">
            <text:p>2043</text:p>
          </table:table-cell>
          <table:table-cell table:formula="of:=([.O2]=0)*40+([.O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]-[.AD2]-36;0)" office:value-type="float" office:value="0" calcext:value-type="float">
            <text:p>0,00</text:p>
          </table:table-cell>
          <table:table-cell table:style-name="ce3" table:formula="of:=[.Y2]-[.AF2]" office:value-type="float" office:value="0" calcext:value-type="float">
            <text:p>0,00</text:p>
          </table:table-cell>
          <table:table-cell table:style-name="ce2" table:formula="of:=[.Y2]+MAX([.G2]*12-801-36;0)" office:value-type="float" office:value="363" calcext:value-type="float">
            <text:p>363</text:p>
          </table:table-cell>
          <table:table-cell table:style-name="ce2" table:formula="of:=MAX([.AA2]-[.AF3];0)" office:value-type="float" office:value="363" calcext:value-type="float">
            <text:p>363</text:p>
          </table:table-cell>
          <table:table-cell/>
          <table:table-cell table:formula="of:=INT(((0.6+(0.02*([.X2]-2005)))*(2*12*[.Q2]))-(12*[.Q2]))+[.AG2]" office:value-type="float" office:value="0" calcext:value-type="float">
            <text:p>0</text:p>
          </table:table-cell>
          <table:table-cell table:formula="of:=(12*[.F2]+(12*[.D2] - 1000)*([.D2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]+[.T2]); MIN(12 *(0.96*[.S2]+[.T2]+[.R2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3]+(65-[.V3])" office:value-type="float" office:value="2043" calcext:value-type="float">
            <text:p>2043</text:p>
          </table:table-cell>
          <table:table-cell table:formula="of:=([.O3]=0)*40+([.O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$D3]" office:value-type="float" office:value="60" calcext:value-type="float">
            <text:p>60</text:p>
          </table:table-cell>
          <table:table-cell table:formula="of:=0.02*[.D3]" office:value-type="float" office:value="12" calcext:value-type="float">
            <text:p>12</text:p>
          </table:table-cell>
          <table:table-cell table:formula="of:=0.08*[.D3]" office:value-type="float" office:value="48" calcext:value-type="float">
            <text:p>48</text:p>
          </table:table-cell>
          <table:table-cell table:formula="of:=0.015*[.D3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3]-[.AD3]-36;0)" office:value-type="float" office:value="4842" calcext:value-type="float">
            <text:p>4842,00</text:p>
          </table:table-cell>
          <table:table-cell table:style-name="ce3" table:formula="of:=[.Y3]-[.AF3]" office:value-type="float" office:value="4842" calcext:value-type="float">
            <text:p>4842,00</text:p>
          </table:table-cell>
          <table:table-cell table:style-name="ce2" table:formula="of:=[.Y3]+MAX([.G3]*12-801;0)" office:value-type="float" office:value="5241" calcext:value-type="float">
            <text:p>5241</text:p>
          </table:table-cell>
          <table:table-cell table:style-name="ce2" table:formula="of:=MAX([.AA3]-[.AF3];0)" office:value-type="float" office:value="5241" calcext:value-type="float">
            <text:p>5241</text:p>
          </table:table-cell>
          <table:table-cell/>
          <table:table-cell table:formula="of:=INT(((0.6+(0.02*([.X3]-2005)))*(2*12*[.Q3]))-(12*[.Q3]))+[.AG3]" office:value-type="float" office:value="1322" calcext:value-type="float">
            <text:p>1322</text:p>
          </table:table-cell>
          <table:table-cell table:formula="of:=(12*[.F3]+(12*[.D3] - 1000)*([.D3]&gt;450))"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formula="of:=INT(MAX(12 *(0.96*[.S3]+[.T3]); MIN(12 *(0.96*[.S3]+[.T3]+[.R3]);  1900)  ))" office:value-type="float" office:value="804" calcext:value-type="float">
            <text:p>804</text:p>
          </table:table-cell>
          <table:table-cell table:number-columns-repeated="991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4]+(65-[.V4])" office:value-type="float" office:value="2043" calcext:value-type="float">
            <text:p>2043</text:p>
          </table:table-cell>
          <table:table-cell table:formula="of:=([.O4]=0)*40+([.O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D4]" office:value-type="float" office:value="90" calcext:value-type="float">
            <text:p>90</text:p>
          </table:table-cell>
          <table:table-cell table:formula="of:=0.02*[.D4]" office:value-type="float" office:value="18" calcext:value-type="float">
            <text:p>18</text:p>
          </table:table-cell>
          <table:table-cell table:formula="of:=0.08*[.D4]" office:value-type="float" office:value="72" calcext:value-type="float">
            <text:p>72</text:p>
          </table:table-cell>
          <table:table-cell table:formula="of:=0.015*[.D4]" office:value-type="float" office:value="13.5" calcext:value-type="float">
            <text:p>13,5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4]-[.AD4]-36;0)" office:value-type="float" office:value="7780" calcext:value-type="float">
            <text:p>7780,00</text:p>
          </table:table-cell>
          <table:table-cell table:style-name="ce3" table:formula="of:=[.Y4]-[.AF4]" office:value-type="float" office:value="7780" calcext:value-type="float">
            <text:p>7780,00</text:p>
          </table:table-cell>
          <table:table-cell table:style-name="ce2" table:formula="of:=[.Y4]+MAX([.G4]*12-801;0)" office:value-type="float" office:value="8179" calcext:value-type="float">
            <text:p>8179</text:p>
          </table:table-cell>
          <table:table-cell table:style-name="ce2" table:formula="of:=MAX([.AA4]-[.AF4];0)" office:value-type="float" office:value="8179" calcext:value-type="float">
            <text:p>8179</text:p>
          </table:table-cell>
          <table:table-cell/>
          <table:table-cell table:formula="of:=INT(((0.6+(0.02*([.X4]-2005)))*(2*12*[.Q4]))-(12*[.Q4]))+[.AG4]" office:value-type="float" office:value="1984" calcext:value-type="float">
            <text:p>1984</text:p>
          </table:table-cell>
          <table:table-cell table:formula="of:=(12*[.F4]+(12*[.D4] - 1000)*([.D4]&gt;450))"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formula="of:=INT(MAX(12 *(0.96*[.S4]+[.T4]); MIN(12 *(0.96*[.S4]+[.T4]+[.R4]);  1900)  ))" office:value-type="float" office:value="1207" calcext:value-type="float">
            <text:p>1207</text:p>
          </table:table-cell>
          <table:table-cell table:number-columns-repeated="991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5]+(65-[.V5])" office:value-type="float" office:value="2043" calcext:value-type="float">
            <text:p>2043</text:p>
          </table:table-cell>
          <table:table-cell table:formula="of:=([.O5]=0)*40+([.O5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D5]" office:value-type="float" office:value="120" calcext:value-type="float">
            <text:p>120</text:p>
          </table:table-cell>
          <table:table-cell table:formula="of:=0.02*[.D5]" office:value-type="float" office:value="24" calcext:value-type="float">
            <text:p>24</text:p>
          </table:table-cell>
          <table:table-cell table:formula="of:=0.08*[.D5]" office:value-type="float" office:value="96" calcext:value-type="float">
            <text:p>96</text:p>
          </table:table-cell>
          <table:table-cell table:formula="of:=0.015*[.D5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5]-[.AD5]-36;0)" office:value-type="float" office:value="10719" calcext:value-type="float">
            <text:p>10719,00</text:p>
          </table:table-cell>
          <table:table-cell table:style-name="ce3" table:formula="of:=[.Y5]-[.AF5]" office:value-type="float" office:value="10719" calcext:value-type="float">
            <text:p>10719,00</text:p>
          </table:table-cell>
          <table:table-cell table:style-name="ce2" table:formula="of:=[.Y5]+MAX([.G5]*12-801;0)" office:value-type="float" office:value="11118" calcext:value-type="float">
            <text:p>11118</text:p>
          </table:table-cell>
          <table:table-cell table:style-name="ce2" table:formula="of:=MAX([.AA5]-[.AF5];0)" office:value-type="float" office:value="11118" calcext:value-type="float">
            <text:p>11118</text:p>
          </table:table-cell>
          <table:table-cell/>
          <table:table-cell table:formula="of:=INT(((0.6+(0.02*([.X5]-2005)))*(2*12*[.Q5]))-(12*[.Q5]))+[.AG5]" office:value-type="float" office:value="2645" calcext:value-type="float">
            <text:p>2645</text:p>
          </table:table-cell>
          <table:table-cell table:formula="of:=(12*[.F5]+(12*[.D5] - 1000)*([.D5]&gt;450))"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table:formula="of:=INT(MAX(12 *(0.96*[.S5]+[.T5]); MIN(12 *(0.96*[.S5]+[.T5]+[.R5]);  1900)  ))" office:value-type="float" office:value="1609" calcext:value-type="float">
            <text:p>1609</text:p>
          </table:table-cell>
          <table:table-cell table:number-columns-repeated="991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6]+(65-[.V6])" office:value-type="float" office:value="2043" calcext:value-type="float">
            <text:p>2043</text:p>
          </table:table-cell>
          <table:table-cell table:formula="of:=([.O6]=0)*40+([.O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D6]" office:value-type="float" office:value="150" calcext:value-type="float">
            <text:p>150</text:p>
          </table:table-cell>
          <table:table-cell table:formula="of:=0.02*[.D6]" office:value-type="float" office:value="30" calcext:value-type="float">
            <text:p>30</text:p>
          </table:table-cell>
          <table:table-cell table:formula="of:=0.08*[.D6]" office:value-type="float" office:value="120" calcext:value-type="float">
            <text:p>120</text:p>
          </table:table-cell>
          <table:table-cell table:formula="of:=0.015*[.D6]" office:value-type="float" office:value="22.5" calcext:value-type="float">
            <text:p>22,5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6]-[.AD6]-36;0)" office:value-type="float" office:value="13768" calcext:value-type="float">
            <text:p>13768,00</text:p>
          </table:table-cell>
          <table:table-cell table:style-name="ce3" table:formula="of:=[.Y6]-[.AF6]" office:value-type="float" office:value="13768" calcext:value-type="float">
            <text:p>13768,00</text:p>
          </table:table-cell>
          <table:table-cell table:style-name="ce2" table:formula="of:=[.Y6]+MAX([.G6]*12-801;0)" office:value-type="float" office:value="14167" calcext:value-type="float">
            <text:p>14167</text:p>
          </table:table-cell>
          <table:table-cell table:style-name="ce2" table:formula="of:=MAX([.AA6]-[.AF6];0)" office:value-type="float" office:value="14167" calcext:value-type="float">
            <text:p>14167</text:p>
          </table:table-cell>
          <table:table-cell/>
          <table:table-cell table:formula="of:=INT(((0.6+(0.02*([.X6]-2005)))*(2*12*[.Q6]))-(12*[.Q6]))+[.AG6]" office:value-type="float" office:value="3196" calcext:value-type="float">
            <text:p>3196</text:p>
          </table:table-cell>
          <table:table-cell table:formula="of:=(12*[.F6]+(12*[.D6] - 1000)*([.D6]&gt;450))"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table:formula="of:=INT(MAX(12 *(0.96*[.S6]+[.T6]); MIN(12 *(0.96*[.S6]+[.T6]+[.R6]);  1900)  ))" office:value-type="float" office:value="1900" calcext:value-type="float">
            <text:p>1900</text:p>
          </table:table-cell>
          <table:table-cell table:number-columns-repeated="991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7]+(65-[.V7])" office:value-type="float" office:value="2043" calcext:value-type="float">
            <text:p>2043</text:p>
          </table:table-cell>
          <table:table-cell table:formula="of:=([.O7]=0)*40+([.O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D7]" office:value-type="float" office:value="500" calcext:value-type="float">
            <text:p>500</text:p>
          </table:table-cell>
          <table:table-cell table:formula="of:=0.02*[.D7]" office:value-type="float" office:value="100" calcext:value-type="float">
            <text:p>100</text:p>
          </table:table-cell>
          <table:table-cell table:formula="of:=0.08*[.D7]" office:value-type="float" office:value="400" calcext:value-type="float">
            <text:p>400</text:p>
          </table:table-cell>
          <table:table-cell table:formula="of:=0.015*[.D7]" office:value-type="float" office:value="75" calcext:value-type="float">
            <text:p>75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7]-[.AD7]-36;0)" office:value-type="float" office:value="49136" calcext:value-type="float">
            <text:p>49136,00</text:p>
          </table:table-cell>
          <table:table-cell table:style-name="ce3" table:formula="of:=[.Y7]-[.AF7]" office:value-type="float" office:value="49136" calcext:value-type="float">
            <text:p>49136,00</text:p>
          </table:table-cell>
          <table:table-cell table:style-name="ce2" table:formula="of:=[.Y7]+MAX([.G7]*12-801;0)" office:value-type="float" office:value="49535" calcext:value-type="float">
            <text:p>49535</text:p>
          </table:table-cell>
          <table:table-cell table:style-name="ce2" table:formula="of:=MAX([.AA7]-[.AF7];0)" office:value-type="float" office:value="49535" calcext:value-type="float">
            <text:p>49535</text:p>
          </table:table-cell>
          <table:table-cell/>
          <table:table-cell table:formula="of:=INT(((0.6+(0.02*([.X7]-2005)))*(2*12*[.Q7]))-(12*[.Q7]))+[.AG7]" office:value-type="float" office:value="9828" calcext:value-type="float">
            <text:p>9828</text:p>
          </table:table-cell>
          <table:table-cell table:formula="of:=(12*[.F7]+(12*[.D7] - 1000)*([.D7]&gt;450))"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table:formula="of:=INT(MAX(12 *(0.96*[.S7]+[.T7]); MIN(12 *(0.96*[.S7]+[.T7]+[.R7]);  1900)  ))" office:value-type="float" office:value="5508" calcext:value-type="float">
            <text:p>5508</text:p>
          </table:table-cell>
          <table:table-cell table:number-columns-repeated="991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8]+(65-[.V8])" office:value-type="float" office:value="2035" calcext:value-type="float">
            <text:p>2035</text:p>
          </table:table-cell>
          <table:table-cell table:formula="of:=([.O8]=0)*40+([.O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8]-[.AD8]-36;0)" office:value-type="float" office:value="0" calcext:value-type="float">
            <text:p>0,00</text:p>
          </table:table-cell>
          <table:table-cell table:style-name="ce3" table:formula="of:=[.Y8]-[.AF8]" office:value-type="float" office:value="0" calcext:value-type="float">
            <text:p>0,00</text:p>
          </table:table-cell>
          <table:table-cell table:style-name="ce2" table:formula="of:=[.Y8]+MAX([.G8]*12-801-36;0)" office:value-type="float" office:value="363" calcext:value-type="float">
            <text:p>363</text:p>
          </table:table-cell>
          <table:table-cell table:style-name="ce2" table:formula="of:=MAX([.AA8]-[.AF8];0)" office:value-type="float" office:value="363" calcext:value-type="float">
            <text:p>363</text:p>
          </table:table-cell>
          <table:table-cell/>
          <table:table-cell table:formula="of:=INT(((0.6+(0.02*([.X8]-2005)))*(2*12*[.Q8]))-(12*[.Q8]))+[.AG8]" office:value-type="float" office:value="0" calcext:value-type="float">
            <text:p>0</text:p>
          </table:table-cell>
          <table:table-cell table:formula="of:=(12*[.F8]+(12*[.D8] - 920)*([.D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8]+[.T8]); MIN(12 *(0.96*[.S8]+[.T8]+[.R8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9]+(65-[.V9])" office:value-type="float" office:value="2035" calcext:value-type="float">
            <text:p>2035</text:p>
          </table:table-cell>
          <table:table-cell table:formula="of:=([.O9]=0)*40+([.O9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D9]" office:value-type="float" office:value="60" calcext:value-type="float">
            <text:p>60</text:p>
          </table:table-cell>
          <table:table-cell table:formula="of:=0.02*[.D9]" office:value-type="float" office:value="12" calcext:value-type="float">
            <text:p>12</text:p>
          </table:table-cell>
          <table:table-cell table:formula="of:=0.08*[.D9]" office:value-type="float" office:value="48" calcext:value-type="float">
            <text:p>48</text:p>
          </table:table-cell>
          <table:table-cell table:formula="of:=0.015*[.D9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9]-[.AD9]-36;0)" office:value-type="float" office:value="5152" calcext:value-type="float">
            <text:p>5152,00</text:p>
          </table:table-cell>
          <table:table-cell table:style-name="ce3" table:formula="of:=[.Y9]-[.AF9]" office:value-type="float" office:value="5152" calcext:value-type="float">
            <text:p>5152,00</text:p>
          </table:table-cell>
          <table:table-cell table:style-name="ce2" table:formula="of:=[.Y9]+MAX([.G9]*12-801;0)" office:value-type="float" office:value="5551" calcext:value-type="float">
            <text:p>5551</text:p>
          </table:table-cell>
          <table:table-cell table:style-name="ce2" table:formula="of:=MAX([.AA9]-[.AF9];0)" office:value-type="float" office:value="5551" calcext:value-type="float">
            <text:p>5551</text:p>
          </table:table-cell>
          <table:table-cell/>
          <table:table-cell table:formula="of:=INT(((0.6+(0.02*([.X9]-2005)))*(2*12*[.Q9]))-(12*[.Q9]))+[.AG9]" office:value-type="float" office:value="1092" calcext:value-type="float">
            <text:p>1092</text:p>
          </table:table-cell>
          <table:table-cell table:formula="of:=(12*[.F9]+(12*[.D9] - 920)*([.D9]&gt;450))"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formula="of:=INT(MAX(12 *(0.96*[.S9]+[.T9]); MIN(12 *(0.96*[.S9]+[.T9]+[.R9]);  1900)  ))" office:value-type="float" office:value="804" calcext:value-type="float">
            <text:p>804</text:p>
          </table:table-cell>
          <table:table-cell table:number-columns-repeated="991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0]+(65-[.V10])" office:value-type="float" office:value="2035" calcext:value-type="float">
            <text:p>2035</text:p>
          </table:table-cell>
          <table:table-cell table:formula="of:=([.O10]=0)*40+([.O1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D10]" office:value-type="float" office:value="90" calcext:value-type="float">
            <text:p>90</text:p>
          </table:table-cell>
          <table:table-cell table:formula="of:=0.02*[.D10]" office:value-type="float" office:value="18" calcext:value-type="float">
            <text:p>18</text:p>
          </table:table-cell>
          <table:table-cell table:formula="of:=0.08*[.D10]" office:value-type="float" office:value="72" calcext:value-type="float">
            <text:p>72</text:p>
          </table:table-cell>
          <table:table-cell table:formula="of:=0.015*[.D10]" office:value-type="float" office:value="13.5" calcext:value-type="float">
            <text:p>13,5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0]-[.AD10]-36;0)" office:value-type="float" office:value="8205" calcext:value-type="float">
            <text:p>8205,00</text:p>
          </table:table-cell>
          <table:table-cell table:style-name="ce3" table:formula="of:=[.Y10]-[.AF10]" office:value-type="float" office:value="8205" calcext:value-type="float">
            <text:p>8205,00</text:p>
          </table:table-cell>
          <table:table-cell table:style-name="ce2" table:formula="of:=[.Y10]+MAX([.G10]*12-801;0)" office:value-type="float" office:value="8604" calcext:value-type="float">
            <text:p>8604</text:p>
          </table:table-cell>
          <table:table-cell table:style-name="ce2" table:formula="of:=MAX([.AA10]-[.AF10];0)" office:value-type="float" office:value="8604" calcext:value-type="float">
            <text:p>8604</text:p>
          </table:table-cell>
          <table:table-cell/>
          <table:table-cell table:formula="of:=INT(((0.6+(0.02*([.X10]-2005)))*(2*12*[.Q10]))-(12*[.Q10]))+[.AG10]" office:value-type="float" office:value="1639" calcext:value-type="float">
            <text:p>1639</text:p>
          </table:table-cell>
          <table:table-cell table:formula="of:=(12*[.F10]+(12*[.D10] - 920)*([.D10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S10]+[.T10]); MIN(12 *(0.96*[.S10]+[.T10]+[.R10]);  1900)  ))" office:value-type="float" office:value="1207" calcext:value-type="float">
            <text:p>1207</text:p>
          </table:table-cell>
          <table:table-cell table:number-columns-repeated="991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1]+(65-[.V11])" office:value-type="float" office:value="2035" calcext:value-type="float">
            <text:p>2035</text:p>
          </table:table-cell>
          <table:table-cell table:formula="of:=([.O11]=0)*40+([.O1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D11]" office:value-type="float" office:value="120" calcext:value-type="float">
            <text:p>120</text:p>
          </table:table-cell>
          <table:table-cell table:formula="of:=0.02*[.D11]" office:value-type="float" office:value="24" calcext:value-type="float">
            <text:p>24</text:p>
          </table:table-cell>
          <table:table-cell table:formula="of:=0.08*[.D11]" office:value-type="float" office:value="96" calcext:value-type="float">
            <text:p>96</text:p>
          </table:table-cell>
          <table:table-cell table:formula="of:=0.015*[.D11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1]-[.AD11]-36;0)" office:value-type="float" office:value="11259" calcext:value-type="float">
            <text:p>11259,00</text:p>
          </table:table-cell>
          <table:table-cell table:style-name="ce3" table:formula="of:=[.Y11]-[.AF11]" office:value-type="float" office:value="11259" calcext:value-type="float">
            <text:p>11259,00</text:p>
          </table:table-cell>
          <table:table-cell table:style-name="ce2" table:formula="of:=[.Y11]+MAX([.G11]*12-801;0)" office:value-type="float" office:value="11658" calcext:value-type="float">
            <text:p>11658</text:p>
          </table:table-cell>
          <table:table-cell table:style-name="ce2" table:formula="of:=MAX([.AA11]-[.AF11];0)" office:value-type="float" office:value="11658" calcext:value-type="float">
            <text:p>11658</text:p>
          </table:table-cell>
          <table:table-cell/>
          <table:table-cell table:formula="of:=INT(((0.6+(0.02*([.X11]-2005)))*(2*12*[.Q11]))-(12*[.Q11]))+[.AG11]" office:value-type="float" office:value="2185" calcext:value-type="float">
            <text:p>2185</text:p>
          </table:table-cell>
          <table:table-cell table:formula="of:=(12*[.F11]+(12*[.D11] - 920)*([.D11]&gt;450))"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table:formula="of:=INT(MAX(12 *(0.96*[.S11]+[.T11]); MIN(12 *(0.96*[.S11]+[.T11]+[.R11]);  1900)  ))" office:value-type="float" office:value="1609" calcext:value-type="float">
            <text:p>1609</text:p>
          </table:table-cell>
          <table:table-cell table:number-columns-repeated="991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2]+(65-[.V12])" office:value-type="float" office:value="2035" calcext:value-type="float">
            <text:p>2035</text:p>
          </table:table-cell>
          <table:table-cell table:formula="of:=([.O12]=0)*40+([.O1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D12]" office:value-type="float" office:value="150" calcext:value-type="float">
            <text:p>150</text:p>
          </table:table-cell>
          <table:table-cell table:formula="of:=0.02*[.D12]" office:value-type="float" office:value="30" calcext:value-type="float">
            <text:p>30</text:p>
          </table:table-cell>
          <table:table-cell table:formula="of:=0.08*[.D12]" office:value-type="float" office:value="120" calcext:value-type="float">
            <text:p>120</text:p>
          </table:table-cell>
          <table:table-cell table:formula="of:=0.015*[.D12]" office:value-type="float" office:value="22.5" calcext:value-type="float">
            <text:p>22,5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2]-[.AD12]-36;0)" office:value-type="float" office:value="14424" calcext:value-type="float">
            <text:p>14424,00</text:p>
          </table:table-cell>
          <table:table-cell table:style-name="ce3" table:formula="of:=[.Y12]-[.AF12]" office:value-type="float" office:value="14424" calcext:value-type="float">
            <text:p>14424,00</text:p>
          </table:table-cell>
          <table:table-cell table:style-name="ce2" table:formula="of:=[.Y12]+MAX([.G12]*12-801;0)" office:value-type="float" office:value="14823" calcext:value-type="float">
            <text:p>14823</text:p>
          </table:table-cell>
          <table:table-cell table:style-name="ce2" table:formula="of:=MAX([.AA12]-[.AF12];0)" office:value-type="float" office:value="14823" calcext:value-type="float">
            <text:p>14823</text:p>
          </table:table-cell>
          <table:table-cell/>
          <table:table-cell table:formula="of:=INT(((0.6+(0.02*([.X12]-2005)))*(2*12*[.Q12]))-(12*[.Q12]))+[.AG12]" office:value-type="float" office:value="2620" calcext:value-type="float">
            <text:p>2620</text:p>
          </table:table-cell>
          <table:table-cell table:formula="of:=(12*[.F12]+(12*[.D12] - 920)*([.D12]&gt;450))"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table:formula="of:=INT(MAX(12 *(0.96*[.S12]+[.T12]); MIN(12 *(0.96*[.S12]+[.T12]+[.R12]);  1900)  ))" office:value-type="float" office:value="1900" calcext:value-type="float">
            <text:p>1900</text:p>
          </table:table-cell>
          <table:table-cell table:number-columns-repeated="991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3]+(65-[.V13])" office:value-type="float" office:value="2035" calcext:value-type="float">
            <text:p>2035</text:p>
          </table:table-cell>
          <table:table-cell table:formula="of:=([.O13]=0)*40+([.O1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D13]" office:value-type="float" office:value="800" calcext:value-type="float">
            <text:p>800</text:p>
          </table:table-cell>
          <table:table-cell table:formula="of:=0.02*[.D13]" office:value-type="float" office:value="160" calcext:value-type="float">
            <text:p>160</text:p>
          </table:table-cell>
          <table:table-cell table:formula="of:=0.08*[.D13]" office:value-type="float" office:value="640" calcext:value-type="float">
            <text:p>640</text:p>
          </table:table-cell>
          <table:table-cell table:formula="of:=0.015*[.D13]" office:value-type="float" office:value="120" calcext:value-type="float">
            <text:p>12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3]-[.AD13]-36;0)" office:value-type="float" office:value="83606" calcext:value-type="float">
            <text:p>83606,00</text:p>
          </table:table-cell>
          <table:table-cell table:style-name="ce3" table:formula="of:=[.Y13]-[.AF13]" office:value-type="float" office:value="83606" calcext:value-type="float">
            <text:p>83606,00</text:p>
          </table:table-cell>
          <table:table-cell table:style-name="ce2" table:formula="of:=[.Y13]+MAX([.G13]*12-801;0)" office:value-type="float" office:value="84005" calcext:value-type="float">
            <text:p>84005</text:p>
          </table:table-cell>
          <table:table-cell table:style-name="ce2" table:formula="of:=MAX([.AA13]-[.AF13];0)" office:value-type="float" office:value="84005" calcext:value-type="float">
            <text:p>84005</text:p>
          </table:table-cell>
          <table:table-cell/>
          <table:table-cell table:formula="of:=INT(((0.6+(0.02*([.X13]-2005)))*(12*2*0.0995*5500))-(12*0.0995*5500))+[.AG13]" office:value-type="float" office:value="11438" calcext:value-type="float">
            <text:p>11438</text:p>
          </table:table-cell>
          <table:table-cell table:formula="of:=(12*[.F13]+(12*[.D13] - 920)*([.D13]&gt;450))"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table:formula="of:=INT(MAX(12 *(0.96*[.S13]+[.T13]); MIN(12 *(0.96*[.S13]+[.T13]+[.R13]);  1900)  ))" office:value-type="float" office:value="8812" calcext:value-type="float">
            <text:p>8812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4]+(65-[.V14])" office:value-type="float" office:value="2037" calcext:value-type="float">
            <text:p>2037</text:p>
          </table:table-cell>
          <table:table-cell table:formula="of:=([.O14]=0)*40+([.O1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$D14]" office:value-type="float" office:value="200" calcext:value-type="float">
            <text:p>200</text:p>
          </table:table-cell>
          <table:table-cell table:formula="of:=0.02*[.D14]" office:value-type="float" office:value="40" calcext:value-type="float">
            <text:p>40</text:p>
          </table:table-cell>
          <table:table-cell table:formula="of:=0.08*[.D14]" office:value-type="float" office:value="160" calcext:value-type="float">
            <text:p>160</text:p>
          </table:table-cell>
          <table:table-cell table:formula="of:=0.015*[.D14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formula="of:=MAX([.AE14]-[.AD14]-36-1308;0)" office:value-type="float" office:value="18301" calcext:value-type="float">
            <text:p>18301,00</text:p>
          </table:table-cell>
          <table:table-cell table:style-name="ce3" table:formula="of:=[.Y14]-[.AF14]" office:value-type="float" office:value="14797" calcext:value-type="float">
            <text:p>14797,00</text:p>
          </table:table-cell>
          <table:table-cell table:style-name="ce2" table:formula="of:=[.Y14]+MAX([.G14]*12-801;0)" office:value-type="float" office:value="18700" calcext:value-type="float">
            <text:p>18700</text:p>
          </table:table-cell>
          <table:table-cell table:style-name="ce2" table:formula="of:=MAX([.AA14]-[.AF14];0)" office:value-type="float" office:value="15196" calcext:value-type="float">
            <text:p>15196</text:p>
          </table:table-cell>
          <table:table-cell/>
          <table:table-cell table:formula="of:=INT(((0.6+(0.02*([.X14]-2005)))*(2*12*[.Q14]))-(12*[.Q14]))+[.AG14]" office:value-type="float" office:value="3355" calcext:value-type="float">
            <text:p>3355</text:p>
          </table:table-cell>
          <table:table-cell table:formula="of:=(12*[.F14]+(12*[.D14] - 1000)*([.D14]&gt;450))" office:value-type="float" office:value="23000" calcext:value-type="float">
            <text:p>23000</text:p>
          </table:table-cell>
          <table:table-cell table:formula="of:=0.5*7008" office:value-type="float" office:value="3504" calcext:value-type="float">
            <text:p>3504</text:p>
          </table:table-cell>
          <table:table-cell table:formula="of:=INT(MAX(12 *(0.96*[.S14]+[.T14]); MIN(12 *(0.96*[.S14]+[.T14]+[.R14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15]+(65-[.V15])" office:value-type="float" office:value="2072" calcext:value-type="float">
            <text:p>2072</text:p>
          </table:table-cell>
          <table:table-cell table:formula="of:=([.O15]=0)*40+([.O1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formula="of:=0.1*[.$D15]" office:value-type="float" office:value="0" calcext:value-type="float">
            <text:p>0</text:p>
          </table:table-cell>
          <table:table-cell table:formula="of:=0.02*[.D15]" office:value-type="float" office:value="0" calcext:value-type="float">
            <text:p>0</text:p>
          </table:table-cell>
          <table:table-cell table:formula="of:=0.08*[.D15]" office:value-type="float" office:value="0" calcext:value-type="float">
            <text:p>0</text:p>
          </table:table-cell>
          <table:table-cell table:formula="of:=0.015*[.D15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5]-2005)))*(2*12*[.Q15]))-(12*[.Q15]))+[.AG15]" office:value-type="float" office:value="0" calcext:value-type="float">
            <text:p>0</text:p>
          </table:table-cell>
          <table:table-cell table:formula="of:=(12*[.F15]+(12*[.D15] - 1000)*([.D1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5]+[.T15]); MIN(12 *(0.96*[.S15]+[.T15]+[.R15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6]+(65-[.V16])" office:value-type="float" office:value="2034" calcext:value-type="float">
            <text:p>2034</text:p>
          </table:table-cell>
          <table:table-cell table:formula="of:=([.O16]=0)*40+([.O1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D16]" office:value-type="float" office:value="300" calcext:value-type="float">
            <text:p>300</text:p>
          </table:table-cell>
          <table:table-cell table:formula="of:=0.02*[.D16]" office:value-type="float" office:value="60" calcext:value-type="float">
            <text:p>60</text:p>
          </table:table-cell>
          <table:table-cell table:formula="of:=0.08*[.D16]" office:value-type="float" office:value="240" calcext:value-type="float">
            <text:p>240</text:p>
          </table:table-cell>
          <table:table-cell table:formula="of:=0.015*[.D16]" office:value-type="float" office:value="45" calcext:value-type="float">
            <text:p>45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formula="of:=MAX([.AE16]-[.AD16]-36-1308;0)" office:value-type="float" office:value="33736" calcext:value-type="float">
            <text:p>33736,00</text:p>
          </table:table-cell>
          <table:table-cell table:style-name="ce3" table:formula="of:=[.Y16]-[.AF16]" office:value-type="float" office:value="30724" calcext:value-type="float">
            <text:p>30724,00</text:p>
          </table:table-cell>
          <table:table-cell table:style-name="ce2" table:formula="of:=[.Y16]+MAX([.G16]*12-801;0)" office:value-type="float" office:value="34135" calcext:value-type="float">
            <text:p>34135</text:p>
          </table:table-cell>
          <table:table-cell table:style-name="ce2" table:formula="of:=MAX([.AA16]-[.AF16];0)" office:value-type="float" office:value="31123" calcext:value-type="float">
            <text:p>31123</text:p>
          </table:table-cell>
          <table:table-cell/>
          <table:table-cell office:value-type="float" office:value="0" calcext:value-type="float">
            <text:p>0</text:p>
          </table:table-cell>
          <table:table-cell table:formula="of:=(12*[.F16]+(12*[.D16] - 920)*([.D16]&gt;450))" office:value-type="float" office:value="35080" calcext:value-type="float">
            <text:p>35080</text:p>
          </table:table-cell>
          <table:table-cell table:formula="of:=0.5*6024" office:value-type="float" office:value="3012" calcext:value-type="float">
            <text:p>3012</text:p>
          </table:table-cell>
          <table:table-cell table:formula="of:=INT(MAX(12 *(0.96*[.S16]+[.T16]); MIN(12 *(0.96*[.S16]+[.T16]+[.R16]);  1900)  ))" office:value-type="float" office:value="3304" calcext:value-type="float">
            <text:p>3304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17]+(65-[.V17])" office:value-type="float" office:value="2069" calcext:value-type="float">
            <text:p>2069</text:p>
          </table:table-cell>
          <table:table-cell table:formula="of:=([.O17]=0)*40+([.O17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formula="of:=0.1*[.D17]" office:value-type="float" office:value="0" calcext:value-type="float">
            <text:p>0</text:p>
          </table:table-cell>
          <table:table-cell table:formula="of:=0.02*[.D17]" office:value-type="float" office:value="0" calcext:value-type="float">
            <text:p>0</text:p>
          </table:table-cell>
          <table:table-cell table:formula="of:=0.08*[.D17]" office:value-type="float" office:value="0" calcext:value-type="float">
            <text:p>0</text:p>
          </table:table-cell>
          <table:table-cell table:formula="of:=0.015*[.D17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7]-2005)))*(2*12*[.Q17]))-(12*[.Q17]))+[.AG17]" office:value-type="float" office:value="0" calcext:value-type="float">
            <text:p>0</text:p>
          </table:table-cell>
          <table:table-cell table:formula="of:=(12*[.F17]+(12*[.D17] - 1000)*([.D17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7]+[.T17]); MIN(12 *(0.96*[.S17]+[.T17]+[.R17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X18]+(65-[.V18])" office:value-type="float" office:value="2030" calcext:value-type="float">
            <text:p>2030</text:p>
          </table:table-cell>
          <table:table-cell table:formula="of:=([.O18]=0)*40+([.O1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D18]" office:value-type="float" office:value="200" calcext:value-type="float">
            <text:p>200</text:p>
          </table:table-cell>
          <table:table-cell table:formula="of:=0.02*[.D18]" office:value-type="float" office:value="40" calcext:value-type="float">
            <text:p>40</text:p>
          </table:table-cell>
          <table:table-cell table:formula="of:=0.08*[.D18]" office:value-type="float" office:value="160" calcext:value-type="float">
            <text:p>160</text:p>
          </table:table-cell>
          <table:table-cell table:formula="of:=0.015*[.D18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formula="of:=MAX([.AE18]-[.AD18]-36-1308;0)" office:value-type="float" office:value="32315" calcext:value-type="float">
            <text:p>32315,00</text:p>
          </table:table-cell>
          <table:table-cell table:style-name="ce3" table:formula="of:=[.Y18]-[.AF18]" office:value-type="float" office:value="29411" calcext:value-type="float">
            <text:p>29411,00</text:p>
          </table:table-cell>
          <table:table-cell table:style-name="ce2" table:formula="of:=[.Y18]+MAX([.G18]*12-1370-51;0)" office:value-type="float" office:value="42894" calcext:value-type="float">
            <text:p>42894</text:p>
          </table:table-cell>
          <table:table-cell table:style-name="ce2" table:formula="of:=MAX([.AA18]-[.AF18];0)" office:value-type="float" office:value="39990" calcext:value-type="float">
            <text:p>39990</text:p>
          </table:table-cell>
          <table:table-cell/>
          <table:table-cell office:value-type="float" office:value="0" calcext:value-type="float">
            <text:p>0</text:p>
          </table:table-cell>
          <table:table-cell table:formula="of:=(12*[.F18]+((12*[.D18])-920)*([.D18]&gt;450)+MAX((12*[.G18])-51-1370;0))" office:value-type="float" office:value="33659" calcext:value-type="float">
            <text:p>33659</text:p>
          </table:table-cell>
          <table:table-cell table:formula="of:=5808/2" office:value-type="float" office:value="2904" calcext:value-type="float">
            <text:p>2904</text:p>
          </table:table-cell>
          <table:table-cell table:formula="of:=INT(MAX(12 *(0.96*[.S18]+[.T18]); MIN(12 *(0.96*[.S18]+[.T18]+[.R18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19]+(65-[.V19])" office:value-type="float" office:value="2065" calcext:value-type="float">
            <text:p>2065</text:p>
          </table:table-cell>
          <table:table-cell table:formula="of:=([.O19]=0)*40+([.O1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formula="of:=0.1*[.D19]" office:value-type="float" office:value="0" calcext:value-type="float">
            <text:p>0</text:p>
          </table:table-cell>
          <table:table-cell table:formula="of:=0.02*[.D19]" office:value-type="float" office:value="0" calcext:value-type="float">
            <text:p>0</text:p>
          </table:table-cell>
          <table:table-cell table:formula="of:=0.08*[.D19]" office:value-type="float" office:value="0" calcext:value-type="float">
            <text:p>0</text:p>
          </table:table-cell>
          <table:table-cell table:formula="of:=0.015*[.D19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9]-2005)))*(2*12*[.Q19]))-(12*[.Q19]))+[.AG19]" office:value-type="float" office:value="0" calcext:value-type="float">
            <text:p>0</text:p>
          </table:table-cell>
          <table:table-cell table:formula="of:=(12*[.F19]+(12*[.D19] - 1000)*([.D1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9]+[.T19]); MIN(12 *(0.96*[.S19]+[.T19]+[.R19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0]+(65-[.V20])" office:value-type="float" office:value="2053" calcext:value-type="float">
            <text:p>2053</text:p>
          </table:table-cell>
          <table:table-cell table:formula="of:=([.O20]=0)*40+([.O2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$D20]" office:value-type="float" office:value="200" calcext:value-type="float">
            <text:p>200</text:p>
          </table:table-cell>
          <table:table-cell table:formula="of:=0.02*[.D20]" office:value-type="float" office:value="40" calcext:value-type="float">
            <text:p>40</text:p>
          </table:table-cell>
          <table:table-cell table:formula="of:=0.08*[.D20]" office:value-type="float" office:value="160" calcext:value-type="float">
            <text:p>160</text:p>
          </table:table-cell>
          <table:table-cell table:formula="of:=0.015*[.D20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0]-[.AD20]-36;0)" office:value-type="float" office:value="19033" calcext:value-type="float">
            <text:p>19033,00</text:p>
          </table:table-cell>
          <table:table-cell table:style-name="ce3" table:formula="of:=[.Y20]-[.AF20]" office:value-type="float" office:value="19033" calcext:value-type="float">
            <text:p>19033,00</text:p>
          </table:table-cell>
          <table:table-cell table:style-name="ce2" table:formula="of:=[.Y20]+MAX([.G20]*12-801;0)" office:value-type="float" office:value="19033" calcext:value-type="float">
            <text:p>19033</text:p>
          </table:table-cell>
          <table:table-cell table:style-name="ce2" table:formula="of:=MAX([.AA20]-[.AF20];0)" office:value-type="float" office:value="19033" calcext:value-type="float">
            <text:p>19033</text:p>
          </table:table-cell>
          <table:table-cell/>
          <table:table-cell table:formula="of:=INT(((0.6+(0.02*([.X20]-2005)))*(2*12*[.Q20]))-(12*[.Q20]))+[.AG20]" office:value-type="float" office:value="3931" calcext:value-type="float">
            <text:p>3931</text:p>
          </table:table-cell>
          <table:table-cell table:formula="of:=(12*[.F20]+(12*[.D20] - 1000)*([.D20]&gt;450))"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formula="of:=INT(MAX(12 *(0.96*[.S20]+[.T20]); MIN(12 *(0.96*[.S20]+[.T20]+[.R20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1]+(65-[.V21])" office:value-type="float" office:value="2053" calcext:value-type="float">
            <text:p>2053</text:p>
          </table:table-cell>
          <table:table-cell table:formula="of:=([.O21]=0)*40+([.O2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$D21]" office:value-type="float" office:value="100" calcext:value-type="float">
            <text:p>100</text:p>
          </table:table-cell>
          <table:table-cell table:formula="of:=0.02*[.D21]" office:value-type="float" office:value="20" calcext:value-type="float">
            <text:p>20</text:p>
          </table:table-cell>
          <table:table-cell table:formula="of:=0.08*[.D21]" office:value-type="float" office:value="80" calcext:value-type="float">
            <text:p>80</text:p>
          </table:table-cell>
          <table:table-cell table:formula="of:=0.015*[.D21]" office:value-type="float" office:value="15" calcext:value-type="float">
            <text:p>15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1]-[.AD21]-36;0)" office:value-type="float" office:value="8759" calcext:value-type="float">
            <text:p>8759,00</text:p>
          </table:table-cell>
          <table:table-cell table:style-name="ce3" table:formula="of:=[.Y21]-[.AF21]" office:value-type="float" office:value="8759" calcext:value-type="float">
            <text:p>8759,00</text:p>
          </table:table-cell>
          <table:table-cell table:style-name="ce2" table:formula="of:=[.Y21]+MAX([.G21]*12-801;0)" office:value-type="float" office:value="8759" calcext:value-type="float">
            <text:p>8759</text:p>
          </table:table-cell>
          <table:table-cell table:style-name="ce2" table:formula="of:=MAX([.AA21]-[.AF21];0)" office:value-type="float" office:value="8759" calcext:value-type="float">
            <text:p>8759</text:p>
          </table:table-cell>
          <table:table-cell/>
          <table:table-cell table:formula="of:=INT(((0.6+(0.02*([.X21]-2005)))*(2*12*[.Q21]))-(12*[.Q21]))+[.AG21]" office:value-type="float" office:value="2205" calcext:value-type="float">
            <text:p>2205</text:p>
          </table:table-cell>
          <table:table-cell table:formula="of:=(12*[.F21]+(12*[.D21] - 1000)*([.D21]&gt;450))"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INT(MAX(12 *(0.96*[.S21]+[.T21]); MIN(12 *(0.96*[.S21]+[.T21]+[.R21]);  1900)  ))" office:value-type="float" office:value="1341" calcext:value-type="float">
            <text:p>1341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X22]+(65-[.V22])" office:value-type="float" office:value="2053" calcext:value-type="float">
            <text:p>2053</text:p>
          </table:table-cell>
          <table:table-cell table:formula="of:=([.O22]=0)*40+([.O2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$D22]" office:value-type="float" office:value="300" calcext:value-type="float">
            <text:p>300</text:p>
          </table:table-cell>
          <table:table-cell table:formula="of:=0.02*[.D22]" office:value-type="float" office:value="60" calcext:value-type="float">
            <text:p>60</text:p>
          </table:table-cell>
          <table:table-cell table:formula="of:=0.08*[.D22]" office:value-type="float" office:value="240" calcext:value-type="float">
            <text:p>240</text:p>
          </table:table-cell>
          <table:table-cell table:formula="of:=0.015*[.D22]" office:value-type="float" office:value="45" calcext:value-type="float">
            <text:p>45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E22]+[.AE23]-([.AD22]+[.AD23])-2*36)" office:value-type="float" office:value="24050.5" calcext:value-type="float">
            <text:p>24050,50</text:p>
          </table:table-cell>
          <table:table-cell table:style-name="ce3" table:formula="of:=[.Y22]-[.AF22]" office:value-type="float" office:value="16622.5" calcext:value-type="float">
            <text:p>16622,50</text:p>
          </table:table-cell>
          <table:table-cell table:style-name="ce2" table:formula="of:=[.Y22]+MAX(0.5*([.G22]*12-(2*801));0)" office:value-type="float" office:value="24449.5" calcext:value-type="float">
            <text:p>24449,5</text:p>
          </table:table-cell>
          <table:table-cell table:style-name="ce2" table:formula="of:=MAX([.AA22]-[.AF22];0)" office:value-type="float" office:value="17021.5" calcext:value-type="float">
            <text:p>17021,5</text:p>
          </table:table-cell>
          <table:table-cell/>
          <table:table-cell table:formula="of:=INT(((0.6+(0.02*([.X22]-2005)))*(2*12*[.Q22]))-(12*[.Q22]))+[.AG22]" office:value-type="float" office:value="5896" calcext:value-type="float">
            <text:p>5896</text:p>
          </table:table-cell>
          <table:table-cell table:formula="of:=(12*[.F22]+(12*[.D22] - 1000)*([.D22]&gt;450))" office:value-type="float" office:value="35000" calcext:value-type="float">
            <text:p>35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S22]+[.T22]); MIN(12 *(0.96*[.S22]+[.T22]+[.R22]);  1900)  ))" office:value-type="float" office:value="3304" calcext:value-type="float">
            <text:p>3304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3]+(65-[.V23])" office:value-type="float" office:value="2053" calcext:value-type="float">
            <text:p>2053</text:p>
          </table:table-cell>
          <table:table-cell table:formula="of:=([.O23]=0)*40+([.O2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1*[.$D23]" office:value-type="float" office:value="200" calcext:value-type="float">
            <text:p>200</text:p>
          </table:table-cell>
          <table:table-cell table:formula="of:=0.02*[.D23]" office:value-type="float" office:value="40" calcext:value-type="float">
            <text:p>40</text:p>
          </table:table-cell>
          <table:table-cell table:formula="of:=0.08*[.D23]" office:value-type="float" office:value="160" calcext:value-type="float">
            <text:p>160</text:p>
          </table:table-cell>
          <table:table-cell table:formula="of:=0.015*[.D23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E22]+[.AE23]-([.AD22]+[.AD23])-2*36)" office:value-type="float" office:value="24050.5" calcext:value-type="float">
            <text:p>24050,50</text:p>
          </table:table-cell>
          <table:table-cell table:style-name="ce3" table:formula="of:=[.Y23]-[.AF23]" office:value-type="float" office:value="16622.5" calcext:value-type="float">
            <text:p>16622,50</text:p>
          </table:table-cell>
          <table:table-cell table:style-name="ce2" table:formula="of:=[.Y22]+MAX(0.5*([.G22]*12-(2*801));0)" office:value-type="float" office:value="24449.5" calcext:value-type="float">
            <text:p>24449,5</text:p>
          </table:table-cell>
          <table:table-cell table:style-name="ce2" table:formula="of:=MAX([.AA23]-[.AF23];0)" office:value-type="float" office:value="17021.5" calcext:value-type="float">
            <text:p>17021,5</text:p>
          </table:table-cell>
          <table:table-cell/>
          <table:table-cell table:formula="of:=INT(((0.6+(0.02*([.X23]-2005)))*(2*12*[.Q23]))-(12*[.Q23]))+[.AG23]" office:value-type="float" office:value="3931" calcext:value-type="float">
            <text:p>3931</text:p>
          </table:table-cell>
          <table:table-cell table:formula="of:=(12*[.F23]+(12*[.D23] - 1000)*([.D23]&gt;450))" office:value-type="float" office:value="23000" calcext:value-type="float">
            <text:p>23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S23]+[.T23]); MIN(12 *(0.96*[.S23]+[.T23]+[.R23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24]+(65-[.V24])" office:value-type="float" office:value="2075" calcext:value-type="float">
            <text:p>2075</text:p>
          </table:table-cell>
          <table:table-cell table:formula="of:=([.O24]=0)*40+([.O24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formula="of:=0.1*[.$D24]" office:value-type="float" office:value="0" calcext:value-type="float">
            <text:p>0</text:p>
          </table:table-cell>
          <table:table-cell table:formula="of:=0.02*[.D24]" office:value-type="float" office:value="0" calcext:value-type="float">
            <text:p>0</text:p>
          </table:table-cell>
          <table:table-cell table:formula="of:=0.08*[.D24]" office:value-type="float" office:value="0" calcext:value-type="float">
            <text:p>0</text:p>
          </table:table-cell>
          <table:table-cell table:formula="of:=0.015*[.D24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24]-2005)))*(2*12*[.Q24]))-(12*[.Q24]))+[.AG24]" office:value-type="float" office:value="0" calcext:value-type="float">
            <text:p>0</text:p>
          </table:table-cell>
          <table:table-cell table:formula="of:=(12*[.F24]+(12*[.D24] - 1000)*([.D24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4]+[.T24]); MIN(12 *(0.96*[.S24]+[.T24]+[.R24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25]+(65-[.V25])" office:value-type="float" office:value="2080" calcext:value-type="float">
            <text:p>2080</text:p>
          </table:table-cell>
          <table:table-cell table:formula="of:=([.O25]=0)*40+([.O2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formula="of:=0.1*[.$D25]" office:value-type="float" office:value="0" calcext:value-type="float">
            <text:p>0</text:p>
          </table:table-cell>
          <table:table-cell table:formula="of:=0.02*[.D25]" office:value-type="float" office:value="0" calcext:value-type="float">
            <text:p>0</text:p>
          </table:table-cell>
          <table:table-cell table:formula="of:=0.08*[.D25]" office:value-type="float" office:value="0" calcext:value-type="float">
            <text:p>0</text:p>
          </table:table-cell>
          <table:table-cell table:formula="of:=0.015*[.D25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25]-2005)))*(2*12*[.Q25]))-(12*[.Q25]))+[.AG25]" office:value-type="float" office:value="0" calcext:value-type="float">
            <text:p>0</text:p>
          </table:table-cell>
          <table:table-cell table:formula="of:=(12*[.F25]+(12*[.D25] - 1000)*([.D2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5]+[.T25]); MIN(12 *(0.96*[.S25]+[.T25]+[.R25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X26]+(65-[.V26])" office:value-type="float" office:value="2043" calcext:value-type="float">
            <text:p>2043</text:p>
          </table:table-cell>
          <table:table-cell table:formula="of:=([.O26]=0)*40+([.O2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1" office:value-type="boolean" office:boolean-value="true" calcext:value-type="boolean">
            <text:p>WAHR</text:p>
          </table:table-cell>
          <table:table-cell table:style-name="ce10" table:formula="of:=1" office:value-type="boolean" office:boolean-value="true" calcext:value-type="boolean">
            <text:p>WAHR</text:p>
          </table:table-cell>
          <table:table-cell table:style-name="ce10" table:formula="of:=0" office:value-type="boolean" office:boolean-value="false" calcext:value-type="boolean">
            <text:p>FALSCH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0.093*5800" office:value-type="float" office:value="539.4" calcext:value-type="float">
            <text:p>539,4</text:p>
          </table:table-cell>
          <table:table-cell table:style-name="ce4" table:formula="of:=0.02*[.D26]" office:value-type="float" office:value="140" calcext:value-type="float">
            <text:p>140</text:p>
          </table:table-cell>
          <table:table-cell table:style-name="ce4" table:formula="of:=0.08*[.D26]" office:value-type="float" office:value="560" calcext:value-type="float">
            <text:p>560</text:p>
          </table:table-cell>
          <table:table-cell table:style-name="ce4" table:formula="of:=0.015*[.D26]" office:value-type="float" office:value="105" calcext:value-type="float">
            <text:p>105</text:p>
          </table:table-cell>
          <table:table-cell table:style-name="ce10" table:formula="of:=0" office:value-type="boolean" office:boolean-value="false" calcext:value-type="boolean">
            <text:p>FALSCH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8" calcext:value-type="float">
            <text:p>2018</text:p>
          </table:table-cell>
          <table:table-cell table:style-name="ce5" table:formula="of:=([.AH26]+[.AH27])/2" office:value-type="float" office:value="38436" calcext:value-type="float">
            <text:p>38436,00</text:p>
          </table:table-cell>
          <table:table-cell table:style-name="ce5" table:formula="of:=([.$AK$26]+[.$AK$27])/2" office:value-type="float" office:value="27294" calcext:value-type="float">
            <text:p>27294,00</text:p>
          </table:table-cell>
          <table:table-cell table:style-name="ce6" table:formula="of:=[.Y26]+MAX([.G26]*12-2*801;0)" office:value-type="float" office:value="39834" calcext:value-type="float">
            <text:p>39834</text:p>
          </table:table-cell>
          <table:table-cell table:style-name="ce5" table:formula="of:=[.Z26]+MAX([.G26]*12-2*801;0)" office:value-type="float" office:value="28692" calcext:value-type="float">
            <text:p>28692,00</text:p>
          </table:table-cell>
          <table:table-cell table:style-name="ce4"/>
          <table:table-cell table:style-name="ce4" table:formula="of:=INT(((0.6+(0.02*([.X26]-2005)))*(2*12*[.Q26]))-(12*[.Q26]))+[.AG26]" office:value-type="float" office:value="12371" calcext:value-type="float">
            <text:p>12371</text:p>
          </table:table-cell>
          <table:table-cell table:style-name="ce4" table:formula="of:=(12*[.F26]+(12*[.D26] - 1000)*([.D26]&gt;450))" office:value-type="float" office:value="83000" calcext:value-type="float">
            <text:p>83000</text:p>
          </table:table-cell>
          <table:table-cell table:formula="of:=7428/2*3" office:value-type="float" office:value="11142" calcext:value-type="float">
            <text:p>11142</text:p>
          </table:table-cell>
          <table:table-cell table:style-name="ce4" table:formula="of:=INT(MAX(12 *(0.96*[.S26]+[.T26]); MIN(12 *(0.96*[.S26]+[.T26]+[.R26]);  1900)  ))" office:value-type="float" office:value="7711" calcext:value-type="float">
            <text:p>7711</text:p>
          </table:table-cell>
          <table:table-cell table:formula="of:=[.AE26]-[.AD26]-36-570" office:value-type="float" office:value="70023" calcext:value-type="float">
            <text:p>70023</text:p>
          </table:table-cell>
          <table:table-cell table:formula="of:=[.AH26]-[.AH27]" office:value-type="float" office:value="63174" calcext:value-type="float">
            <text:p>63174</text:p>
          </table:table-cell>
          <table:table-cell/>
          <table:table-cell table:formula="of:=[.AH26]-([.AF26]-[.AJ27])" office:value-type="float" office:value="54588" calcext:value-type="float">
            <text:p>54588</text:p>
          </table:table-cell>
          <table:table-cell/>
          <table:table-cell table:style-name="ce4"/>
          <table:table-cell table:number-columns-repeated="98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7]+(65-[.V27])" office:value-type="float" office:value="2043" calcext:value-type="float">
            <text:p>2043</text:p>
          </table:table-cell>
          <table:table-cell table:formula="of:=([.O27]=0)*40+([.O2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0.093*[.$D27]" office:value-type="float" office:value="74.4" calcext:value-type="float">
            <text:p>74,4</text:p>
          </table:table-cell>
          <table:table-cell table:formula="of:=0.02*[.D27]" office:value-type="float" office:value="16" calcext:value-type="float">
            <text:p>16</text:p>
          </table:table-cell>
          <table:table-cell table:formula="of:=0.08*[.D27]" office:value-type="float" office:value="64" calcext:value-type="float">
            <text:p>64</text:p>
          </table:table-cell>
          <table:table-cell table:formula="of:=0.015*[.D27]" office:value-type="float" office:value="12" calcext:value-type="float">
            <text:p>12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style-name="ce5" table:formula="of:=([.AH27]+[.AH26])/2" office:value-type="float" office:value="38436" calcext:value-type="float">
            <text:p>38436,00</text:p>
          </table:table-cell>
          <table:table-cell table:style-name="ce5" table:formula="of:=([.$AK$26]+[.$AK$27])/2" office:value-type="float" office:value="27294" calcext:value-type="float">
            <text:p>27294,00</text:p>
          </table:table-cell>
          <table:table-cell table:style-name="ce2" table:formula="of:=[.Y27]+MAX([.G27]*12-2*801;0)" office:value-type="float" office:value="39834" calcext:value-type="float">
            <text:p>39834</text:p>
          </table:table-cell>
          <table:table-cell table:style-name="ce5" table:formula="of:=[.Z27]+MAX([.G26]*12-2*801;0)" office:value-type="float" office:value="28692" calcext:value-type="float">
            <text:p>28692,00</text:p>
          </table:table-cell>
          <table:table-cell/>
          <table:table-cell table:formula="of:=INT(((0.6+(0.02*([.X27]-2005)))*(2*12*[.Q27]))-(12*[.Q27]))+[.AG27]" office:value-type="float" office:value="1715" calcext:value-type="float">
            <text:p>1715</text:p>
          </table:table-cell>
          <table:table-cell table:formula="of:=(12*[.F27]+(12*[.D27] - 1000)*([.D27]&gt;450))" office:value-type="float" office:value="8600" calcext:value-type="float">
            <text:p>8600</text:p>
          </table:table-cell>
          <table:table-cell table:formula="of:=7428/2*3" office:value-type="float" office:value="11142" calcext:value-type="float">
            <text:p>11142</text:p>
          </table:table-cell>
          <table:table-cell table:formula="of:=INT(MAX(12 *(0.96*[.S27]+[.T27]); MIN(12 *(0.96*[.S27]+[.T27]+[.R27]);  1900)  ))" office:value-type="float" office:value="1073" calcext:value-type="float">
            <text:p>1073</text:p>
          </table:table-cell>
          <table:table-cell table:formula="of:=[.AE27]-[.AD27]-36" office:value-type="float" office:value="6849" calcext:value-type="float">
            <text:p>6849</text:p>
          </table:table-cell>
          <table:table-cell/>
          <table:table-cell table:formula="of:=[.AH27]-[.AF27]" office:value-type="float" office:value="-4293" calcext:value-type="float">
            <text:p>-4293</text:p>
          </table:table-cell>
          <table:table-cell table:formula="of:=[.AH27]-([.AF27]+[.AJ27]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8]+(65-[.V28])" office:value-type="float" office:value="2068" calcext:value-type="float">
            <text:p>2068</text:p>
          </table:table-cell>
          <table:table-cell table:formula="of:=([.O28]=0)*40+([.O28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formula="of:=0.1*[.$D28]" office:value-type="float" office:value="0" calcext:value-type="float">
            <text:p>0</text:p>
          </table:table-cell>
          <table:table-cell table:formula="of:=0.02*[.D28]" office:value-type="float" office:value="0" calcext:value-type="float">
            <text:p>0</text:p>
          </table:table-cell>
          <table:table-cell table:formula="of:=0.08*[.D28]" office:value-type="float" office:value="0" calcext:value-type="float">
            <text:p>0</text:p>
          </table:table-cell>
          <table:table-cell table:formula="of:=0.015*[.D28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8]+(12*[.B28] - 1000)*([.B28]&gt;450))" office:value-type="float" office:value="0" calcext:value-type="float">
            <text:p>0</text:p>
          </table:table-cell>
          <table:table-cell table:formula="of:=(12*[.F28]+(12*[.D28] - 1000)*([.D2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8]+[.T28]); MIN(12 *(0.96*[.S28]+[.T28]+[.R28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9]+(65-[.V29])" office:value-type="float" office:value="2073" calcext:value-type="float">
            <text:p>2073</text:p>
          </table:table-cell>
          <table:table-cell table:formula="of:=([.O29]=0)*40+([.O2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formula="of:=0.1*[.$D29]" office:value-type="float" office:value="0" calcext:value-type="float">
            <text:p>0</text:p>
          </table:table-cell>
          <table:table-cell table:formula="of:=0.02*[.D29]" office:value-type="float" office:value="0" calcext:value-type="float">
            <text:p>0</text:p>
          </table:table-cell>
          <table:table-cell table:formula="of:=0.08*[.D29]" office:value-type="float" office:value="0" calcext:value-type="float">
            <text:p>0</text:p>
          </table:table-cell>
          <table:table-cell table:formula="of:=0.015*[.D29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9]+(12*[.B29] - 1000)*([.B29]&gt;450))" office:value-type="float" office:value="0" calcext:value-type="float">
            <text:p>0</text:p>
          </table:table-cell>
          <table:table-cell table:formula="of:=(12*[.F29]+(12*[.D29] - 1000)*([.D2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9]+[.T29]); MIN(12 *(0.96*[.S29]+[.T29]+[.R29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30]+(65-[.V30])" office:value-type="float" office:value="2075" calcext:value-type="float">
            <text:p>2075</text:p>
          </table:table-cell>
          <table:table-cell table:formula="of:=([.O30]=0)*40+([.O30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WAHR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table:style-name="ce9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formula="of:=0.1*[.$D30]" office:value-type="float" office:value="0" calcext:value-type="float">
            <text:p>0</text:p>
          </table:table-cell>
          <table:table-cell table:formula="of:=0.02*[.D30]" office:value-type="float" office:value="0" calcext:value-type="float">
            <text:p>0</text:p>
          </table:table-cell>
          <table:table-cell table:formula="of:=0.08*[.D30]" office:value-type="float" office:value="0" calcext:value-type="float">
            <text:p>0</text:p>
          </table:table-cell>
          <table:table-cell table:formula="of:=0.015*[.D30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30]+(12*[.B30] - 1000)*([.B30]&gt;450))" office:value-type="float" office:value="0" calcext:value-type="float">
            <text:p>0</text:p>
          </table:table-cell>
          <table:table-cell table:formula="of:=(12*[.F30]+(12*[.D30] - 1000)*([.D30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30]+[.T30]); MIN(12 *(0.96*[.S30]+[.T30]+[.R30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1-04T13:20:33.419216288</dc:date>
    <meta:editing-duration>PT1M22S</meta:editing-duration>
    <meta:editing-cycles>1</meta:editing-cycles>
    <meta:document-statistic meta:table-count="1" meta:cell-count="941" meta:object-count="0"/>
  </office:meta>
</office:document-meta>
</file>